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159.99mm" svg:height="89.99mm" svg:x="1.71mm" svg:y="110.07mm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package list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-((R-D*day)/R)^N = coverage</text:p>
          </table:table-cell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421052631578948" calcext:value-type="percentage">
            <text:p>4.2%</text:p>
          </table:table-cell>
          <table:table-cell table:formula="of:=1-(([.$C$3]-[.$C$2]*[.$C8])/[.$C$3])^[.E$5]" office:value-type="percentage" office:value="0.227485353486653" calcext:value-type="percentage">
            <text:p>22.7%</text:p>
          </table:table-cell>
          <table:table-cell table:formula="of:=1-(([.$C$3]-[.$C$2]*[.$C8])/[.$C$3])^[.F$5]" office:value-type="percentage" office:value="0.349603986997257" calcext:value-type="percentage">
            <text:p>35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842105263157895" calcext:value-type="percentage">
            <text:p>8.4%</text:p>
          </table:table-cell>
          <table:table-cell table:formula="of:=1-(([.$C$3]-[.$C$2]*[.$C9])/[.$C$3])^[.E$5]" office:value-type="percentage" office:value="0.410106128853746" calcext:value-type="percentage">
            <text:p>41.0%</text:p>
          </table:table-cell>
          <table:table-cell table:formula="of:=1-(([.$C$3]-[.$C$2]*[.$C9])/[.$C$3])^[.F$5]" office:value-type="percentage" office:value="0.585087543608982" calcext:value-type="percentage">
            <text:p>58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126315789473684" calcext:value-type="percentage">
            <text:p>12.6%</text:p>
          </table:table-cell>
          <table:table-cell table:formula="of:=1-(([.$C$3]-[.$C$2]*[.$C10])/[.$C$3])^[.E$5]" office:value-type="percentage" office:value="0.55523877009305" calcext:value-type="percentage">
            <text:p>55.5%</text:p>
          </table:table-cell>
          <table:table-cell table:formula="of:=1-(([.$C$3]-[.$C$2]*[.$C10])/[.$C$3])^[.F$5]" office:value-type="percentage" office:value="0.740853784519409" calcext:value-type="percentage">
            <text:p>74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168421052631579" calcext:value-type="percentage">
            <text:p>16.8%</text:p>
          </table:table-cell>
          <table:table-cell table:formula="of:=1-(([.$C$3]-[.$C$2]*[.$C11])/[.$C$3])^[.E$5]" office:value-type="percentage" office:value="0.669310111264703" calcext:value-type="percentage">
            <text:p>66.9%</text:p>
          </table:table-cell>
          <table:table-cell table:formula="of:=1-(([.$C$3]-[.$C$2]*[.$C11])/[.$C$3])^[.F$5]" office:value-type="percentage" office:value="0.84186250317759" calcext:value-type="percentage">
            <text:p>84.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210526315789474" calcext:value-type="percentage">
            <text:p>21.1%</text:p>
          </table:table-cell>
          <table:table-cell table:formula="of:=1-(([.$C$3]-[.$C$2]*[.$C12])/[.$C$3])^[.E$5]" office:value-type="percentage" office:value="0.757882629512241" calcext:value-type="percentage">
            <text:p>75.8%</text:p>
          </table:table-cell>
          <table:table-cell table:formula="of:=1-(([.$C$3]-[.$C$2]*[.$C12])/[.$C$3])^[.F$5]" office:value-type="percentage" office:value="0.905946149270319" calcext:value-type="percentage">
            <text:p>90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252631578947368" calcext:value-type="percentage">
            <text:p>25.3%</text:p>
          </table:table-cell>
          <table:table-cell table:formula="of:=1-(([.$C$3]-[.$C$2]*[.$C13])/[.$C$3])^[.E$5]" office:value-type="percentage" office:value="0.825735686171038" calcext:value-type="percentage">
            <text:p>82.6%</text:p>
          </table:table-cell>
          <table:table-cell table:formula="of:=1-(([.$C$3]-[.$C$2]*[.$C13])/[.$C$3])^[.F$5]" office:value-type="percentage" office:value="0.945631489596237" calcext:value-type="percentage">
            <text:p>94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294736842105263" calcext:value-type="percentage">
            <text:p>29.5%</text:p>
          </table:table-cell>
          <table:table-cell table:formula="of:=1-(([.$C$3]-[.$C$2]*[.$C14])/[.$C$3])^[.E$5]" office:value-type="percentage" office:value="0.876942755970156" calcext:value-type="percentage">
            <text:p>87.7%</text:p>
          </table:table-cell>
          <table:table-cell table:formula="of:=1-(([.$C$3]-[.$C$2]*[.$C14])/[.$C$3])^[.F$5]" office:value-type="percentage" office:value="0.969555280706908" calcext:value-type="percentage">
            <text:p>97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336842105263158" calcext:value-type="percentage">
            <text:p>33.7%</text:p>
          </table:table-cell>
          <table:table-cell table:formula="of:=1-(([.$C$3]-[.$C$2]*[.$C15])/[.$C$3])^[.E$5]" office:value-type="percentage" office:value="0.914944644327609" calcext:value-type="percentage">
            <text:p>91.5%</text:p>
          </table:table-cell>
          <table:table-cell table:formula="of:=1-(([.$C$3]-[.$C$2]*[.$C15])/[.$C$3])^[.F$5]" office:value-type="percentage" office:value="0.983549865937207" calcext:value-type="percentage">
            <text:p>98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378947368421053" calcext:value-type="percentage">
            <text:p>37.9%</text:p>
          </table:table-cell>
          <table:table-cell table:formula="of:=1-(([.$C$3]-[.$C$2]*[.$C16])/[.$C$3])^[.E$5]" office:value-type="percentage" office:value="0.942618692739031" calcext:value-type="percentage">
            <text:p>94.3%</text:p>
          </table:table-cell>
          <table:table-cell table:formula="of:=1-(([.$C$3]-[.$C$2]*[.$C16])/[.$C$3])^[.F$5]" office:value-type="percentage" office:value="0.991463417073435" calcext:value-type="percentage">
            <text:p>99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421052631578947" calcext:value-type="percentage">
            <text:p>42.1%</text:p>
          </table:table-cell>
          <table:table-cell table:formula="of:=1-(([.$C$3]-[.$C$2]*[.$C17])/[.$C$3])^[.E$5]" office:value-type="percentage" office:value="0.962343972259761" calcext:value-type="percentage">
            <text:p>96.2%</text:p>
          </table:table-cell>
          <table:table-cell table:formula="of:=1-(([.$C$3]-[.$C$2]*[.$C17])/[.$C$3])^[.F$5]" office:value-type="percentage" office:value="0.995769508351341" calcext:value-type="percentage">
            <text:p>99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463157894736842" calcext:value-type="percentage">
            <text:p>46.3%</text:p>
          </table:table-cell>
          <table:table-cell table:formula="of:=1-(([.$C$3]-[.$C$2]*[.$C18])/[.$C$3])^[.E$5]" office:value-type="percentage" office:value="0.976062465080333" calcext:value-type="percentage">
            <text:p>97.6%</text:p>
          </table:table-cell>
          <table:table-cell table:formula="of:=1-(([.$C$3]-[.$C$2]*[.$C18])/[.$C$3])^[.F$5]" office:value-type="percentage" office:value="0.998011774186189" calcext:value-type="percentage">
            <text:p>99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505263157894737" calcext:value-type="percentage">
            <text:p>50.5%</text:p>
          </table:table-cell>
          <table:table-cell table:formula="of:=1-(([.$C$3]-[.$C$2]*[.$C19])/[.$C$3])^[.E$5]" office:value-type="percentage" office:value="0.98533623419538" calcext:value-type="percentage">
            <text:p>98.5%</text:p>
          </table:table-cell>
          <table:table-cell table:formula="of:=1-(([.$C$3]-[.$C$2]*[.$C19])/[.$C$3])^[.F$5]" office:value-type="percentage" office:value="0.999121498461365" calcext:value-type="percentage">
            <text:p>99.9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547368421052632" calcext:value-type="percentage">
            <text:p>54.7%</text:p>
          </table:table-cell>
          <table:table-cell table:formula="of:=1-(([.$C$3]-[.$C$2]*[.$C20])/[.$C$3])^[.E$5]" office:value-type="percentage" office:value="0.991400581165947" calcext:value-type="percentage">
            <text:p>99.1%</text:p>
          </table:table-cell>
          <table:table-cell table:formula="of:=1-(([.$C$3]-[.$C$2]*[.$C20])/[.$C$3])^[.F$5]" office:value-type="percentage" office:value="0.99963904878926" calcext:value-type="percentage">
            <text:p>10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589473684210526" calcext:value-type="percentage">
            <text:p>58.9%</text:p>
          </table:table-cell>
          <table:table-cell table:formula="of:=1-(([.$C$3]-[.$C$2]*[.$C21])/[.$C$3])^[.E$5]" office:value-type="percentage" office:value="0.995213191975212" calcext:value-type="percentage">
            <text:p>99.5%</text:p>
          </table:table-cell>
          <table:table-cell table:formula="of:=1-(([.$C$3]-[.$C$2]*[.$C21])/[.$C$3])^[.F$5]" office:value-type="percentage" office:value="0.999864040356428" calcext:value-type="percentage">
            <text:p>10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631578947368421" calcext:value-type="percentage">
            <text:p>63.2%</text:p>
          </table:table-cell>
          <table:table-cell table:formula="of:=1-(([.$C$3]-[.$C$2]*[.$C22])/[.$C$3])^[.E$5]" office:value-type="percentage" office:value="0.997499270977623" calcext:value-type="percentage">
            <text:p>99.7%</text:p>
          </table:table-cell>
          <table:table-cell table:formula="of:=1-(([.$C$3]-[.$C$2]*[.$C22])/[.$C$3])^[.F$5]" office:value-type="percentage" office:value="0.999953927222913" calcext:value-type="percentage">
            <text:p>100.0%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1:26:18.337586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1-12T11:26:31.508046941</dc:date>
    <dc:creator>Toralf Förster</dc:creator>
    <meta:editing-duration>PT1H5M3S</meta:editing-duration>
    <meta:editing-cycles>55</meta:editing-cycles>
    <meta:generator>LibreOffice/5.1.4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21052631578948">
                <text:p>0.0421052631578948</text:p>
              </table:table-cell>
              <table:table-cell office:value-type="float" office:value="0.227485353486653">
                <text:p>0.227485353486653</text:p>
              </table:table-cell>
              <table:table-cell office:value-type="float" office:value="0.349603986997257">
                <text:p>0.3496039869972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42105263157895">
                <text:p>0.0842105263157895</text:p>
              </table:table-cell>
              <table:table-cell office:value-type="float" office:value="0.410106128853746">
                <text:p>0.410106128853746</text:p>
              </table:table-cell>
              <table:table-cell office:value-type="float" office:value="0.585087543608982">
                <text:p>0.5850875436089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26315789473684">
                <text:p>0.126315789473684</text:p>
              </table:table-cell>
              <table:table-cell office:value-type="float" office:value="0.55523877009305">
                <text:p>0.55523877009305</text:p>
              </table:table-cell>
              <table:table-cell office:value-type="float" office:value="0.740853784519409">
                <text:p>0.7408537845194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8421052631579">
                <text:p>0.168421052631579</text:p>
              </table:table-cell>
              <table:table-cell office:value-type="float" office:value="0.669310111264703">
                <text:p>0.669310111264703</text:p>
              </table:table-cell>
              <table:table-cell office:value-type="float" office:value="0.84186250317759">
                <text:p>0.841862503177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757882629512241">
                <text:p>0.757882629512241</text:p>
              </table:table-cell>
              <table:table-cell office:value-type="float" office:value="0.905946149270319">
                <text:p>0.9059461492703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0.825735686171038">
                <text:p>0.825735686171038</text:p>
              </table:table-cell>
              <table:table-cell office:value-type="float" office:value="0.945631489596237">
                <text:p>0.945631489596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876942755970156">
                <text:p>0.876942755970156</text:p>
              </table:table-cell>
              <table:table-cell office:value-type="float" office:value="0.969555280706908">
                <text:p>0.9695552807069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6842105263158">
                <text:p>0.336842105263158</text:p>
              </table:table-cell>
              <table:table-cell office:value-type="float" office:value="0.914944644327609">
                <text:p>0.914944644327609</text:p>
              </table:table-cell>
              <table:table-cell office:value-type="float" office:value="0.983549865937207">
                <text:p>0.9835498659372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8947368421053">
                <text:p>0.378947368421053</text:p>
              </table:table-cell>
              <table:table-cell office:value-type="float" office:value="0.942618692739031">
                <text:p>0.942618692739031</text:p>
              </table:table-cell>
              <table:table-cell office:value-type="float" office:value="0.991463417073435">
                <text:p>0.9914634170734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962343972259761">
                <text:p>0.962343972259761</text:p>
              </table:table-cell>
              <table:table-cell office:value-type="float" office:value="0.995769508351341">
                <text:p>0.9957695083513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3157894736842">
                <text:p>0.463157894736842</text:p>
              </table:table-cell>
              <table:table-cell office:value-type="float" office:value="0.976062465080333">
                <text:p>0.976062465080333</text:p>
              </table:table-cell>
              <table:table-cell office:value-type="float" office:value="0.998011774186189">
                <text:p>0.9980117741861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05263157894737">
                <text:p>0.505263157894737</text:p>
              </table:table-cell>
              <table:table-cell office:value-type="float" office:value="0.98533623419538">
                <text:p>0.98533623419538</text:p>
              </table:table-cell>
              <table:table-cell office:value-type="float" office:value="0.999121498461365">
                <text:p>0.9991214984613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47368421052632">
                <text:p>0.547368421052632</text:p>
              </table:table-cell>
              <table:table-cell office:value-type="float" office:value="0.991400581165947">
                <text:p>0.991400581165947</text:p>
              </table:table-cell>
              <table:table-cell office:value-type="float" office:value="0.99963904878926">
                <text:p>0.999639048789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89473684210526">
                <text:p>0.589473684210526</text:p>
              </table:table-cell>
              <table:table-cell office:value-type="float" office:value="0.995213191975212">
                <text:p>0.995213191975212</text:p>
              </table:table-cell>
              <table:table-cell office:value-type="float" office:value="0.999864040356428">
                <text:p>0.9998640403564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997499270977623">
                <text:p>0.997499270977623</text:p>
              </table:table-cell>
              <table:table-cell office:value-type="float" office:value="0.999953927222913">
                <text:p>0.999953927222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